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40/Configurations2/statusbar/"/>
  <manifest:file-entry manifest:media-type="" manifest:full-path="Object 40/Configurations2/accelerato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statusbar/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status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statusbar/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8/Configurations2/statusbar/"/>
  <manifest:file-entry manifest:media-type="" manifest:full-path="Object 48/Configurations2/accelerator/current.xml"/>
  <manifest:file-entry manifest:media-type="" manifest:full-path="Object 48/Configurations2/accelerato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accelerato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accelerato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th Essentials</text:h>
      <text:h text:style-name="Heading_20_2" text:outline-level="2">Fractions</text:h>
      <text:p text:style-name="Standard"/>
      <text:p text:style-name="Standard"><draw:frame draw:style-name="fr1" draw:name="Object1" text:anchor-type="as-char" svg:width="3.246cm" svg:height="0.997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Object3" text:anchor-type="as-char" svg:width="2.092cm" svg:height="0.99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draw:frame draw:style-name="fr1" draw:name="Object2" text:anchor-type="as-char" svg:width="2.33cm" svg:height="0.997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h text:style-name="Heading_20_2" text:outline-level="2">exponentiations</text:h>
      <text:p text:style-name="Text_20_body"><draw:frame draw:style-name="fr1" draw:name="Object11" text:anchor-type="as-char" svg:width="1.139cm" svg:height="0.527cm" draw:z-index="5"><draw:object xlink:href="./Object 11" xlink:type="simple" xlink:show="embed" xlink:actuate="onLoad"/><draw:image xlink:href="./ObjectReplacements/Object 11" xlink:type="simple" xlink:show="embed" xlink:actuate="onLoad"/></draw:frame></text:p>
      <text:p text:style-name="Text_20_body"><draw:frame draw:style-name="fr1" draw:name="Object10" text:anchor-type="as-char" svg:width="1.148cm" svg:height="0.527cm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Text_20_body"><draw:frame draw:style-name="fr1" draw:name="Object4" text:anchor-type="as-char" svg:width="2.14cm" svg:height="0.52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Text_20_body"><draw:frame draw:style-name="fr1" draw:name="Object6" text:anchor-type="as-char" svg:width="2.364cm" svg:height="0.527cm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Text_20_body"><draw:frame draw:style-name="fr1" draw:name="Object22" text:anchor-type="as-char" svg:width="2.418cm" svg:height="0.547cm" draw:z-index="12"><draw:object xlink:href="./Object 22" xlink:type="simple" xlink:show="embed" xlink:actuate="onLoad"/><draw:image xlink:href="./ObjectReplacements/Object 22" xlink:type="simple" xlink:show="embed" xlink:actuate="onLoad"/></draw:frame></text:p>
      <text:p text:style-name="Text_20_body"><draw:frame draw:style-name="fr1" draw:name="Object23" text:anchor-type="as-char" svg:width="1.752cm" svg:height="1.117cm" draw:z-index="17"><draw:object xlink:href="./Object 23" xlink:type="simple" xlink:show="embed" xlink:actuate="onLoad"/><draw:image xlink:href="./ObjectReplacements/Object 23" xlink:type="simple" xlink:show="embed" xlink:actuate="onLoad"/></draw:frame></text:p>
      <text:p text:style-name="Text_20_body"><draw:frame draw:style-name="fr1" draw:name="Object9" text:anchor-type="as-char" svg:width="1.582cm" svg:height="0.563cm" draw:z-index="16"><draw:object xlink:href="./Object 9" xlink:type="simple" xlink:show="embed" xlink:actuate="onLoad"/><draw:image xlink:href="./ObjectReplacements/Object 9" xlink:type="simple" xlink:show="embed" xlink:actuate="onLoad"/></draw:frame></text:p>
      <text:p text:style-name="Text_20_body"><draw:frame draw:style-name="fr1" draw:name="Object5" text:anchor-type="as-char" svg:width="1.575cm" svg:height="1.05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Text_20_body"><draw:frame draw:style-name="fr1" draw:name="Object7" text:anchor-type="as-char" svg:width="1.494cm" svg:height="0.813cm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Text_20_body"><draw:frame draw:style-name="fr1" draw:name="Object8" text:anchor-type="as-char" svg:width="1.499cm" svg:height="0.813cm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Text_20_body"><draw:frame draw:style-name="fr1" draw:name="Object12" text:anchor-type="as-char" svg:width="1.635cm" svg:height="0.813cm" draw:z-index="9"><draw:object xlink:href="./Object 12" xlink:type="simple" xlink:show="embed" xlink:actuate="onLoad"/><draw:image xlink:href="./ObjectReplacements/Object 12" xlink:type="simple" xlink:show="embed" xlink:actuate="onLoad"/></draw:frame></text:p>
      <text:p text:style-name="Text_20_body"><draw:frame draw:style-name="fr1" draw:name="Object13" text:anchor-type="as-char" svg:width="1.905cm" svg:height="1.21cm" draw:z-index="10"><draw:object xlink:href="./Object 13" xlink:type="simple" xlink:show="embed" xlink:actuate="onLoad"/><draw:image xlink:href="./ObjectReplacements/Object 13" xlink:type="simple" xlink:show="embed" xlink:actuate="onLoad"/></draw:frame></text:p>
      <text:p text:style-name="Text_20_body"/>
      <text:h text:style-name="Heading_20_2" text:outline-level="2">logarithm</text:h>
      <text:p text:style-name="Text_20_body"><draw:frame draw:style-name="fr1" draw:name="Object18" text:anchor-type="as-char" svg:width="1.586cm" svg:height="0.467cm" draw:z-index="20"><draw:object xlink:href="./Object 18" xlink:type="simple" xlink:show="embed" xlink:actuate="onLoad"/><draw:image xlink:href="./ObjectReplacements/Object 18" xlink:type="simple" xlink:show="embed" xlink:actuate="onLoad"/></draw:frame></text:p>
      <text:p text:style-name="Text_20_body"><draw:frame draw:style-name="fr1" draw:name="Object17" text:anchor-type="as-char" svg:width="1.379cm" svg:height="0.467cm" draw:z-index="22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Text_20_body"><draw:frame draw:style-name="fr1" draw:name="Object14" text:anchor-type="as-char" svg:width="3.782cm" svg:height="0.467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Text_20_body"><draw:frame draw:style-name="fr1" draw:name="Object15" text:anchor-type="as-char" svg:width="3.51cm" svg:height="0.997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Text_20_body"><draw:frame draw:style-name="fr1" draw:name="Object16" text:anchor-type="as-char" svg:width="2.723cm" svg:height="0.527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Text_20_body"><text:soft-page-break/><draw:frame draw:style-name="fr1" draw:name="Object19" text:anchor-type="as-char" svg:width="2.406cm" svg:height="0.997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Text_20_body"><draw:frame draw:style-name="fr1" draw:name="Object21" text:anchor-type="as-char" svg:width="1.376cm" svg:height="0.527cm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Text_20_body"><draw:frame draw:style-name="fr1" draw:name="Object20" text:anchor-type="as-char" svg:width="1.739cm" svg:height="0.527cm" draw:z-index="19"><draw:object xlink:href="./Object 20" xlink:type="simple" xlink:show="embed" xlink:actuate="onLoad"/><draw:image xlink:href="./ObjectReplacements/Object 20" xlink:type="simple" xlink:show="embed" xlink:actuate="onLoad"/></draw:frame></text:p>
      <text:h text:style-name="Heading_20_2" text:outline-level="2">trigonometry</text:h>
      <text:p text:style-name="Text_20_body">If <draw:frame draw:style-name="fr3" draw:name="Object48" text:anchor-type="as-char" svg:width="1.469cm" svg:height="0.519cm" draw:z-index="44"><draw:object xlink:href="./Object 48" xlink:type="simple" xlink:show="embed" xlink:actuate="onLoad"/><draw:image xlink:href="./ObjectReplacements/Object 48" xlink:type="simple" xlink:show="embed" xlink:actuate="onLoad"/></draw:frame>:<draw:frame draw:style-name="fr1" draw:name="Object36" text:anchor-type="as-char" svg:width="5.241cm" svg:height="0.997cm" draw:z-index="27"><draw:object xlink:href="./Object 36" xlink:type="simple" xlink:show="embed" xlink:actuate="onLoad"/><draw:image xlink:href="./ObjectReplacements/Object 36" xlink:type="simple" xlink:show="embed" xlink:actuate="onLoad"/></draw:frame></text:p>
      <text:p text:style-name="Text_20_body"><draw:frame draw:style-name="fr1" draw:name="Object37" text:anchor-type="as-char" svg:width="8.407cm" svg:height="0.519cm" draw:z-index="37"><draw:object xlink:href="./Object 37" xlink:type="simple" xlink:show="embed" xlink:actuate="onLoad"/><draw:image xlink:href="./ObjectReplacements/Object 37" xlink:type="simple" xlink:show="embed" xlink:actuate="onLoad"/></draw:frame></text:p>
      <text:p text:style-name="Text_20_body"><draw:frame draw:style-name="fr1" draw:name="Object39" text:anchor-type="as-char" svg:width="3.113cm" svg:height="0.57cm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Text_20_body"><draw:frame draw:style-name="fr1" draw:name="Object40" text:anchor-type="as-char" svg:width="2.402cm" svg:height="1.102cm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Text_20_body"><draw:frame draw:style-name="fr1" draw:name="Object41" text:anchor-type="as-char" svg:width="10.502cm" svg:height="0.52cm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Text_20_body"><draw:frame draw:style-name="fr1" draw:name="Object42" text:anchor-type="as-char" svg:width="3.628cm" svg:height="1.051cm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Text_20_body"><draw:frame draw:style-name="fr1" draw:name="Object43" text:anchor-type="as-char" svg:width="6.793cm" svg:height="0.57cm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(likewise: b2; c2)</text:p>
      <text:p text:style-name="Text_20_body"><draw:frame draw:style-name="fr1" draw:name="Object44" text:anchor-type="as-char" svg:width="2.872cm" svg:height="0.998cm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(likewise: a,c,beta; b,c,alpha)</text:p>
      <text:h text:style-name="Heading_20_2" text:outline-level="2">differential calculus</text:h>
      <text:p text:style-name="Text_20_body"><draw:frame draw:style-name="fr1" draw:name="Object24" text:anchor-type="as-char" svg:width="1.452cm" svg:height="0.487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Text_20_body"><draw:frame draw:style-name="fr1" draw:name="Object25" text:anchor-type="as-char" svg:width="1.711cm" svg:height="0.547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Text_20_body"><draw:frame draw:style-name="fr1" draw:name="Object26" text:anchor-type="as-char" svg:width="1.991cm" svg:height="0.998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Text_20_body"><draw:frame draw:style-name="fr1" draw:name="Object29" text:anchor-type="as-char" svg:width="0.201cm" svg:height="0.467cm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Text_20_body"><draw:frame draw:style-name="fr1" draw:name="Object30" text:anchor-type="as-char" svg:width="2.547cm" svg:height="0.547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Text_20_body"><draw:frame draw:style-name="fr2" draw:name="Object31" text:anchor-type="as-char" svg:y="0cm" svg:width="3.47cm" svg:height="0.487cm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Text_20_body"><draw:frame draw:style-name="fr2" draw:name="Object32" text:anchor-type="as-char" svg:y="0cm" svg:width="0.201cm" svg:height="0.467cm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Text_20_body"><draw:frame draw:style-name="fr2" draw:name="Object33" text:anchor-type="as-char" svg:y="0cm" svg:width="3.872cm" svg:height="0.487cm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Text_20_body"><draw:frame draw:style-name="fr2" draw:name="Object34" text:anchor-type="as-char" svg:y="0cm" svg:width="3.676cm" svg:height="1.058cm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Text_20_body"><draw:frame draw:style-name="fr2" draw:name="Object35" text:anchor-type="as-char" svg:y="0cm" svg:width="3.879cm" svg:height="0.487cm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Text_20_body"><draw:frame draw:style-name="fr1" draw:name="Object27" text:anchor-type="as-char" svg:width="2.658cm" svg:height="0.487cm" draw:z-index="35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Text_20_body"><draw:frame draw:style-name="fr1" draw:name="Object38" text:anchor-type="as-char" svg:width="2.977cm" svg:height="0.487cm" draw:z-index="36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Text_20_body"><draw:frame draw:style-name="fr1" draw:name="Object28" text:anchor-type="as-char" svg:width="4.831cm" svg:height="1.058cm" draw:z-index="26"><draw:object xlink:href="./Object 28" xlink:type="simple" xlink:show="embed" xlink:actuate="onLoad"/><draw:image xlink:href="./ObjectReplacements/Object 28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5T18:47:54</meta:creation-date>
    <meta:generator>OpenOffice.org/3.2$Unix OpenOffice.org_project/320m18$Build-9502</meta:generator>
    <dc:date>2011-04-25T20:39:47</dc:date>
    <meta:editing-duration>PT01H41M37S</meta:editing-duration>
    <meta:editing-cycles>11</meta:editing-cycles>
    <meta:document-statistic meta:table-count="0" meta:image-count="0" meta:object-count="45" meta:page-count="2" meta:paragraph-count="50" meta:word-count="16" meta:character-count="179"/>
  </office:meta>
</office:document-meta>
</file>

<file path=Object 1/content.xml><?xml version="1.0" encoding="utf-8"?>
<math xmlns="http://www.w3.org/1998/Math/MathML">
  <semantics>
    <mrow>
      <mrow>
        <mfrac>
          <mi>a</mi>
          <mi>b</mi>
        </mfrac>
        <mo stretchy="false">+</mo>
        <mfrac>
          <mi>c</mi>
          <mi>d</mi>
        </mfrac>
      </mrow>
      <mi mathvariant="normal">=</mi>
      <mfrac>
        <mrow>
          <mrow>
            <mi>a</mi>
            <mi mathvariant="normal">⋅</mi>
            <mi>d</mi>
          </mrow>
          <mo stretchy="false">+</mo>
          <mrow>
            <mi>c</mi>
            <mi mathvariant="normal">⋅</mi>
            <mi>b</mi>
          </mrow>
        </mrow>
        <mrow>
          <mi>b</mi>
          <mi mathvariant="normal">⋅</mi>
          <mi>d</mi>
        </mrow>
      </mfrac>
    </mrow>
    <annotation encoding="StarMath 5.0">{a} over {b} + {c} over {d} = {a cdot d + c cdot b} over {b cdot d}   </annotation>
  </semantics>
</math>
</file>

<file path=Object 10/content.xml><?xml version="1.0" encoding="utf-8"?>
<math xmlns="http://www.w3.org/1998/Math/MathML">
  <semantics>
    <mrow>
      <msup>
        <mi>a</mi>
        <mn>1</mn>
      </msup>
      <mi mathvariant="normal">=</mi>
      <mi>a</mi>
    </mrow>
    <annotation encoding="StarMath 5.0">a ^ 1 = a</annotation>
  </semantics>
</math>
</file>

<file path=Object 11/content.xml><?xml version="1.0" encoding="utf-8"?>
<math xmlns="http://www.w3.org/1998/Math/MathML">
  <semantics>
    <mrow>
      <msup>
        <mi>a</mi>
        <mn>0</mn>
      </msup>
      <mi mathvariant="normal">=</mi>
      <mn>1</mn>
    </mrow>
    <annotation encoding="StarMath 5.0">a ^ 0 = 1</annotation>
  </semantics>
</math>
</file>

<file path=Object 12/content.xml><?xml version="1.0" encoding="utf-8"?>
<math xmlns="http://www.w3.org/1998/Math/MathML">
  <semantics>
    <mrow>
      <mroot>
        <msup>
          <mi>a</mi>
          <mi>b</mi>
        </msup>
        <mi>n</mi>
      </mroot>
      <mi mathvariant="normal">=</mi>
      <msup>
        <mi>a</mi>
        <mfrac>
          <mi>b</mi>
          <mi>n</mi>
        </mfrac>
      </msup>
    </mrow>
    <annotation encoding="StarMath 5.0">nroot {n} {a ^ b} = a ^ {b over n} </annotation>
  </semantics>
</math>
</file>

<file path=Object 13/content.xml><?xml version="1.0" encoding="utf-8"?>
<math xmlns="http://www.w3.org/1998/Math/MathML">
  <semantics>
    <mrow>
      <mfrac>
        <mn>1</mn>
        <mroot>
          <msup>
            <mi>a</mi>
            <mi>b</mi>
          </msup>
          <mi>n</mi>
        </mroot>
      </mfrac>
      <mi mathvariant="normal">=</mi>
      <msup>
        <mi>a</mi>
        <mrow>
          <mi mathvariant="normal">−</mi>
          <mfrac>
            <mi>b</mi>
            <mi>n</mi>
          </mfrac>
        </mrow>
      </msup>
    </mrow>
    <annotation encoding="StarMath 5.0">1 over {nroot {n} {a ^ b}} = a ^ -{b over n}</annotation>
  </semantics>
</math>
</file>

<file path=Object 14/content.xml><?xml version="1.0" encoding="utf-8"?>
<math xmlns="http://www.w3.org/1998/Math/MathML">
  <semantics>
    <mrow>
      <mi>log</mi>
      <mrow>
        <mrow>
          <mi>a</mi>
          <mi mathvariant="normal">⋅</mi>
          <mi>b</mi>
        </mrow>
        <mi mathvariant="normal">=</mi>
        <mi>log</mi>
      </mrow>
      <mrow>
        <mi>a</mi>
        <mo stretchy="false">+</mo>
        <mi>log</mi>
      </mrow>
      <mi>b</mi>
    </mrow>
    <annotation encoding="StarMath 5.0">log {a cdot b} = log a + log b</annotation>
  </semantics>
</math>
</file>

<file path=Object 15/content.xml><?xml version="1.0" encoding="utf-8"?>
<math xmlns="http://www.w3.org/1998/Math/MathML">
  <semantics>
    <mrow>
      <mi>log</mi>
      <mrow>
        <mfrac>
          <mi>a</mi>
          <mi>b</mi>
        </mfrac>
        <mi mathvariant="normal">=</mi>
        <mi>log</mi>
      </mrow>
      <mrow>
        <mi>a</mi>
        <mi mathvariant="normal">−</mi>
        <mi>log</mi>
      </mrow>
      <mi>b</mi>
    </mrow>
    <annotation encoding="StarMath 5.0">log{a over b} = log a - log b</annotation>
  </semantics>
</math>
</file>

<file path=Object 16/content.xml><?xml version="1.0" encoding="utf-8"?>
<math xmlns="http://www.w3.org/1998/Math/MathML">
  <semantics>
    <mrow>
      <mi>log</mi>
      <mrow>
        <msup>
          <mi>a</mi>
          <mi>b</mi>
        </msup>
        <mi mathvariant="normal">=</mi>
        <mrow>
          <mi>b</mi>
          <mi mathvariant="normal">⋅</mi>
          <mi>log</mi>
        </mrow>
      </mrow>
      <mi>a</mi>
    </mrow>
    <annotation encoding="StarMath 5.0">log{a^b} = b cdot log{a}</annotation>
  </semantics>
</math>
</file>

<file path=Object 17/content.xml><?xml version="1.0" encoding="utf-8"?>
<math xmlns="http://www.w3.org/1998/Math/MathML">
  <semantics>
    <mrow>
      <mi>ln</mi>
      <mrow>
        <mi>e</mi>
        <mi mathvariant="normal">=</mi>
        <mn>1</mn>
      </mrow>
    </mrow>
    <annotation encoding="StarMath 5.0">ln e = 1</annotation>
  </semantics>
</math>
</file>

<file path=Object 18/content.xml><?xml version="1.0" encoding="utf-8"?>
<math xmlns="http://www.w3.org/1998/Math/MathML">
  <semantics>
    <mrow>
      <mi>log</mi>
      <mrow>
        <mn>1</mn>
        <mi mathvariant="normal">=</mi>
        <mn>0</mn>
      </mrow>
    </mrow>
    <annotation encoding="StarMath 5.0">log 1 = 0</annotation>
  </semantics>
</math>
</file>

<file path=Object 19/content.xml><?xml version="1.0" encoding="utf-8"?>
<math xmlns="http://www.w3.org/1998/Math/MathML">
  <semantics>
    <mrow>
      <mi>log</mi>
      <mrow>
        <mrow>
          <mi>n</mi>
          <mi>a</mi>
        </mrow>
        <mi mathvariant="normal">=</mi>
        <mfrac>
          <mrow>
            <mi>ln</mi>
            <mi>a</mi>
          </mrow>
          <mrow>
            <mi>ln</mi>
            <mi>n</mi>
          </mrow>
        </mfrac>
      </mrow>
    </mrow>
    <annotation encoding="StarMath 5.0">log{n a} = {ln a} over {ln n} </annotation>
  </semantics>
</math>
</file>

<file path=Object 2/content.xml><?xml version="1.0" encoding="utf-8"?>
<math xmlns="http://www.w3.org/1998/Math/MathML">
  <semantics>
    <mrow>
      <mrow>
        <mfrac>
          <mi>a</mi>
          <mi>b</mi>
        </mfrac>
        <mi mathvariant="normal">÷</mi>
        <mfrac>
          <mi>c</mi>
          <mi>d</mi>
        </mfrac>
      </mrow>
      <mi mathvariant="normal">=</mi>
      <mfrac>
        <mrow>
          <mi>a</mi>
          <mi mathvariant="normal">⋅</mi>
          <mi>d</mi>
        </mrow>
        <mrow>
          <mi>b</mi>
          <mi mathvariant="normal">⋅</mi>
          <mi>c</mi>
        </mrow>
      </mfrac>
    </mrow>
    <annotation encoding="StarMath 5.0">{{a} over {b}} div {{c} over {d}} = {a cdot d } over {b cdot c}</annotation>
  </semantics>
</math>
</file>

<file path=Object 20/content.xml><?xml version="1.0" encoding="utf-8"?>
<math xmlns="http://www.w3.org/1998/Math/MathML">
  <semantics>
    <mrow>
      <msup>
        <mi>a</mi>
        <mi>x</mi>
      </msup>
      <mi mathvariant="normal">=</mi>
      <msup>
        <mi mathvariant="normal">e</mi>
        <mrow>
          <mrow>
            <mi>x</mi>
            <mi mathvariant="normal">⋅</mi>
            <mi>ln</mi>
          </mrow>
          <mi>a</mi>
        </mrow>
      </msup>
    </mrow>
    <annotation encoding="StarMath 5.0">a^x = func e ^ {x cdot ln a}</annotation>
  </semantics>
</math>
</file>

<file path=Object 21/content.xml><?xml version="1.0" encoding="utf-8"?>
<math xmlns="http://www.w3.org/1998/Math/MathML">
  <semantics>
    <mrow>
      <mi>a</mi>
      <mi mathvariant="normal">=</mi>
      <msup>
        <mi mathvariant="normal">e</mi>
        <mrow>
          <mi>ln</mi>
          <mi>a</mi>
        </mrow>
      </msup>
    </mrow>
    <annotation encoding="StarMath 5.0">a = func e ^ {ln a}</annotation>
  </semantics>
</math>
</file>

<file path=Object 22/content.xml><?xml version="1.0" encoding="utf-8"?>
<math xmlns="http://www.w3.org/1998/Math/MathML">
  <semantics>
    <mrow>
      <msup>
        <mrow>
          <mo stretchy="false">(</mo>
          <mrow>
            <mi>a</mi>
            <mi mathvariant="normal">⋅</mi>
            <mi>b</mi>
          </mrow>
          <mo stretchy="false">)</mo>
        </mrow>
        <mi>c</mi>
      </msup>
      <mi mathvariant="normal">=</mi>
      <mrow>
        <msup>
          <mi>a</mi>
          <mi>c</mi>
        </msup>
        <mi mathvariant="normal">⋅</mi>
        <msup>
          <mi>b</mi>
          <mi>c</mi>
        </msup>
      </mrow>
    </mrow>
    <annotation encoding="StarMath 5.0">(a cdot b) ^ c = a^c cdot b^c</annotation>
  </semantics>
</math>
</file>

<file path=Object 23/content.xml><?xml version="1.0" encoding="utf-8"?>
<math xmlns="http://www.w3.org/1998/Math/MathML">
  <semantics>
    <mrow>
      <msup>
        <mrow>
          <mo stretchy="false">(</mo>
          <mfrac>
            <mi>a</mi>
            <mi>b</mi>
          </mfrac>
          <mo stretchy="false">)</mo>
        </mrow>
        <mi>c</mi>
      </msup>
      <mi mathvariant="normal">=</mi>
      <mfrac>
        <msup>
          <mi>a</mi>
          <mi>c</mi>
        </msup>
        <msup>
          <mi>b</mi>
          <mi>c</mi>
        </msup>
      </mfrac>
    </mrow>
    <annotation encoding="StarMath 5.0">(a over b)^c = a^c over b^c</annotation>
  </semantics>
</math>
</file>

<file path=Object 24/content.xml><?xml version="1.0" encoding="utf-8"?>
<math xmlns="http://www.w3.org/1998/Math/MathML">
  <semantics>
    <mrow>
      <mrow>
        <mo stretchy="false">(</mo>
        <mi>c</mi>
        <mo stretchy="false">)</mo>
      </mrow>
      <mrow>
        <mi>'</mi>
        <mi mathvariant="normal">=</mi>
        <mn>0</mn>
      </mrow>
    </mrow>
    <annotation encoding="StarMath 5.0">(c)' = 0</annotation>
  </semantics>
</math>
</file>

<file path=Object 25/content.xml><?xml version="1.0" encoding="utf-8"?>
<math xmlns="http://www.w3.org/1998/Math/MathML">
  <semantics>
    <mrow>
      <mrow>
        <mo stretchy="false">(</mo>
        <msup>
          <mi mathvariant="normal">e</mi>
          <mi>x</mi>
        </msup>
        <mo stretchy="false">)</mo>
      </mrow>
      <mrow>
        <mi>'</mi>
        <mi mathvariant="normal">=</mi>
        <msup>
          <mi mathvariant="normal">e</mi>
          <mi>x</mi>
        </msup>
      </mrow>
    </mrow>
    <annotation encoding="StarMath 5.0">(func e ^ x)' = {func e^x}</annotation>
  </semantics>
</math>
</file>

<file path=Object 26/content.xml><?xml version="1.0" encoding="utf-8"?>
<math xmlns="http://www.w3.org/1998/Math/MathML">
  <semantics>
    <mrow>
      <mrow>
        <mo stretchy="false">(</mo>
        <mrow>
          <mi>ln</mi>
          <mi>x</mi>
        </mrow>
        <mo stretchy="false">)</mo>
      </mrow>
      <mrow>
        <mi>'</mi>
        <mi mathvariant="normal">=</mi>
        <mfrac>
          <mn>1</mn>
          <mi>x</mi>
        </mfrac>
      </mrow>
    </mrow>
    <annotation encoding="StarMath 5.0">(ln x)' = 1 over x</annotation>
  </semantics>
</math>
</file>

<file path=Object 27/content.xml><?xml version="1.0" encoding="utf-8"?>
<math xmlns="http://www.w3.org/1998/Math/MathML">
  <semantics>
    <mrow>
      <mrow>
        <mo stretchy="false">(</mo>
        <mrow>
          <mi>sin</mi>
          <mi>x</mi>
        </mrow>
        <mo stretchy="false">)</mo>
      </mrow>
      <mrow>
        <mi>'</mi>
        <mi mathvariant="normal">=</mi>
        <mi>cos</mi>
      </mrow>
      <mi>x</mi>
    </mrow>
    <annotation encoding="StarMath 5.0">(sin x)' = cos x</annotation>
  </semantics>
</math>
</file>

<file path=Object 28/content.xml><?xml version="1.0" encoding="utf-8"?>
<math xmlns="http://www.w3.org/1998/Math/MathML">
  <semantics>
    <mrow>
      <mrow>
        <mo stretchy="false">(</mo>
        <mrow>
          <mi>tan</mi>
          <mi>x</mi>
        </mrow>
        <mo stretchy="false">)</mo>
      </mrow>
      <mrow>
        <mrow>
          <mi>'</mi>
          <mi mathvariant="normal">=</mi>
          <mfrac>
            <mn>1</mn>
            <mrow>
              <msup>
                <mi>cos</mi>
                <mn>2</mn>
              </msup>
              <mi>x</mi>
            </mrow>
          </mfrac>
        </mrow>
        <mi mathvariant="normal">=</mi>
        <mrow>
          <mn>1</mn>
          <mo stretchy="false">+</mo>
          <mrow>
            <msup>
              <mi>tan</mi>
              <mn>2</mn>
            </msup>
            <mi>x</mi>
          </mrow>
        </mrow>
      </mrow>
    </mrow>
    <annotation encoding="StarMath 5.0">(tan x)' = 1 over {{cos ^ 2} x} = 1 + {{tan ^ 2} x}</annotation>
  </semantics>
</math>
</file>

<file path=Object 29/content.xml><?xml version="1.0" encoding="utf-8"?>
<math xmlns="http://www.w3.org/1998/Math/MathML"/>
</file>

<file path=Object 3/content.xml><?xml version="1.0" encoding="utf-8"?>
<math xmlns="http://www.w3.org/1998/Math/MathML">
  <semantics>
    <mrow>
      <mrow>
        <mfrac>
          <mi>a</mi>
          <mi>b</mi>
        </mfrac>
        <mi mathvariant="normal">⋅</mi>
        <mfrac>
          <mi>c</mi>
          <mi>d</mi>
        </mfrac>
      </mrow>
      <mi mathvariant="normal">=</mi>
      <mfrac>
        <mrow>
          <mi>a</mi>
          <mi mathvariant="normal">⋅</mi>
          <mi>c</mi>
        </mrow>
        <mrow>
          <mi>b</mi>
          <mi mathvariant="normal">⋅</mi>
          <mi>d</mi>
        </mrow>
      </mfrac>
    </mrow>
    <annotation encoding="StarMath 5.0">{{a} over {b}} cdot {{c} over {d}} = {a cdot c} over {b cdot d}</annotation>
  </semantics>
</math>
</file>

<file path=Object 30/content.xml><?xml version="1.0" encoding="utf-8"?>
<math xmlns="http://www.w3.org/1998/Math/MathML">
  <semantics>
    <mrow>
      <mrow>
        <mo stretchy="false">(</mo>
        <msup>
          <mi>n</mi>
          <mi>x</mi>
        </msup>
        <mo stretchy="false">)</mo>
      </mrow>
      <mrow>
        <mi>'</mi>
        <mi mathvariant="normal">=</mi>
        <mrow>
          <msup>
            <mi>n</mi>
            <mi>x</mi>
          </msup>
          <mi mathvariant="normal">⋅</mi>
          <mrow>
            <mi>ln</mi>
            <mi>n</mi>
          </mrow>
        </mrow>
      </mrow>
    </mrow>
    <annotation encoding="StarMath 5.0">(n^x)' = {n^x} cdot {ln n}</annotation>
  </semantics>
</math>
</file>

<file path=Object 31/content.xml><?xml version="1.0" encoding="utf-8"?>
<math xmlns="http://www.w3.org/1998/Math/MathML">
  <semantics>
    <mrow>
      <mrow>
        <mo stretchy="false">(</mo>
        <mrow>
          <mrow>
            <mi>c</mi>
            <mi mathvariant="normal">⋅</mi>
            <mi mathvariant="normal">f</mi>
          </mrow>
          <mrow>
            <mo stretchy="false">(</mo>
            <mi>x</mi>
            <mo stretchy="false">)</mo>
          </mrow>
        </mrow>
        <mo stretchy="false">)</mo>
      </mrow>
      <mrow>
        <mi>'</mi>
        <mi mathvariant="normal">=</mi>
        <mrow>
          <mi>c</mi>
          <mi mathvariant="normal">⋅</mi>
          <mi mathvariant="normal">f</mi>
        </mrow>
      </mrow>
      <mi>'</mi>
      <mrow>
        <mo stretchy="false">(</mo>
        <mi>x</mi>
        <mo stretchy="false">)</mo>
      </mrow>
    </mrow>
    <annotation encoding="StarMath 5.0">(c cdot func f(x))' = c cdot func f'(x)</annotation>
  </semantics>
</math>
</file>

<file path=Object 32/content.xml><?xml version="1.0" encoding="utf-8"?>
<math xmlns="http://www.w3.org/1998/Math/MathML"/>
</file>

<file path=Object 33/content.xml><?xml version="1.0" encoding="utf-8"?>
<math xmlns="http://www.w3.org/1998/Math/MathML">
  <semantics>
    <mrow>
      <mrow>
        <mo stretchy="false">(</mo>
        <mrow>
          <mi>f</mi>
          <mi mathvariant="normal">⋅</mi>
          <mi>g</mi>
        </mrow>
        <mo stretchy="false">)</mo>
      </mrow>
      <mrow>
        <mi>'</mi>
        <mi mathvariant="normal">=</mi>
        <mi>f</mi>
      </mrow>
      <mrow>
        <mrow>
          <mi>'</mi>
          <mi mathvariant="normal">⋅</mi>
          <mi>g</mi>
        </mrow>
        <mo stretchy="false">+</mo>
        <mrow>
          <mi>f</mi>
          <mi mathvariant="normal">⋅</mi>
          <mi>g</mi>
        </mrow>
      </mrow>
      <mi>'</mi>
    </mrow>
    <annotation encoding="StarMath 5.0">(f cdot g)' = f' cdot g + f cdot g'</annotation>
  </semantics>
</math>
</file>

<file path=Object 34/content.xml><?xml version="1.0" encoding="utf-8"?>
<math xmlns="http://www.w3.org/1998/Math/MathML">
  <semantics>
    <mrow>
      <mrow>
        <mo stretchy="false">(</mo>
        <mfrac>
          <mi>f</mi>
          <mi>g</mi>
        </mfrac>
        <mo stretchy="false">)</mo>
      </mrow>
      <mrow>
        <mi>'</mi>
        <mi mathvariant="normal">=</mi>
        <mfrac>
          <mrow>
            <mi>f</mi>
            <mrow>
              <mrow>
                <mi>'</mi>
                <mi mathvariant="normal">⋅</mi>
                <mi>g</mi>
              </mrow>
              <mi mathvariant="normal">−</mi>
              <mrow>
                <mi>f</mi>
                <mi mathvariant="normal">⋅</mi>
                <mi>g</mi>
              </mrow>
            </mrow>
            <mi>'</mi>
          </mrow>
          <msup>
            <mi>g</mi>
            <mn>2</mn>
          </msup>
        </mfrac>
      </mrow>
    </mrow>
    <annotation encoding="StarMath 5.0">(f over g)' = {f' cdot g - f cdot g'} over {g^2}</annotation>
  </semantics>
</math>
</file>

<file path=Object 35/content.xml><?xml version="1.0" encoding="utf-8"?>
<math xmlns="http://www.w3.org/1998/Math/MathML">
  <semantics>
    <mrow>
      <mrow>
        <mo stretchy="false">(</mo>
        <mrow>
          <mi>f</mi>
          <mrow>
            <mo stretchy="false">(</mo>
            <mi>g</mi>
            <mo stretchy="false">)</mo>
          </mrow>
        </mrow>
        <mo stretchy="false">)</mo>
      </mrow>
      <mrow>
        <mi>'</mi>
        <mi mathvariant="normal">=</mi>
        <mrow>
          <mrow>
            <mo stretchy="false">(</mo>
            <mrow>
              <mi>f</mi>
              <mi>'</mi>
              <mrow>
                <mo stretchy="false">(</mo>
                <mi>g</mi>
                <mo stretchy="false">)</mo>
              </mrow>
            </mrow>
            <mo stretchy="false">)</mo>
          </mrow>
          <mi mathvariant="normal">⋅</mi>
          <mi>g</mi>
        </mrow>
      </mrow>
      <mi>'</mi>
    </mrow>
    <annotation encoding="StarMath 5.0">(f(g))' = (f'(g)) cdot g'</annotation>
  </semantics>
</math>
</file>

<file path=Object 36/content.xml><?xml version="1.0" encoding="utf-8"?>
<math xmlns="http://www.w3.org/1998/Math/MathML">
  <semantics>
    <mrow>
      <mi>sin</mi>
      <mrow>
        <mo stretchy="false">α</mo>
        <mi mathvariant="normal">=</mi>
        <mfrac>
          <mi>a</mi>
          <mi>b</mi>
        </mfrac>
      </mrow>
      <mi>,</mi>
      <mi>cos</mi>
      <mrow>
        <mo stretchy="false">α</mo>
        <mi mathvariant="normal">=</mi>
        <mfrac>
          <mi>b</mi>
          <mi>c</mi>
        </mfrac>
      </mrow>
      <mi>,</mi>
      <mi>tan</mi>
      <mrow>
        <mo stretchy="false">α</mo>
        <mi mathvariant="normal">=</mi>
        <mfrac>
          <mi>a</mi>
          <mi>b</mi>
        </mfrac>
      </mrow>
    </mrow>
    <annotation encoding="StarMath 5.0">sin %alpha = a over b, cos %alpha = b over c, tan %alpha=a over b</annotation>
  </semantics>
</math>
</file>

<file path=Object 37/content.xml><?xml version="1.0" encoding="utf-8"?>
<math xmlns="http://www.w3.org/1998/Math/MathML">
  <semantics>
    <mrow>
      <mrow>
        <mrow>
          <mi>sin</mi>
          <mi mathvariant="normal">−</mi>
          <mo stretchy="false">α</mo>
        </mrow>
        <mi mathvariant="normal">=</mi>
        <mrow>
          <mi mathvariant="normal">−</mi>
          <mi>sin</mi>
        </mrow>
      </mrow>
      <mo stretchy="false">α</mo>
      <mi>,</mi>
      <mrow>
        <mrow>
          <mi>cos</mi>
          <mi mathvariant="normal">−</mi>
          <mo stretchy="false">α</mo>
        </mrow>
        <mi mathvariant="normal">=</mi>
        <mi>cos</mi>
      </mrow>
      <mo stretchy="false">α</mo>
      <mi>,</mi>
      <mrow>
        <mrow>
          <mi>tan</mi>
          <mi mathvariant="normal">−</mi>
          <mo stretchy="false">α</mo>
        </mrow>
        <mi mathvariant="normal">=</mi>
        <mrow>
          <mi mathvariant="normal">−</mi>
          <mi>tan</mi>
        </mrow>
      </mrow>
      <mo stretchy="false">α</mo>
    </mrow>
    <annotation encoding="StarMath 5.0">sin -%alpha=-sin %alpha, cos -%alpha=cos %alpha, tan -%alpha=-tan  %alpha</annotation>
  </semantics>
</math>
</file>

<file path=Object 38/content.xml><?xml version="1.0" encoding="utf-8"?>
<math xmlns="http://www.w3.org/1998/Math/MathML">
  <semantics>
    <mrow>
      <mrow>
        <mo stretchy="false">(</mo>
        <mrow>
          <mi>cos</mi>
          <mi>x</mi>
        </mrow>
        <mo stretchy="false">)</mo>
      </mrow>
      <mrow>
        <mi>'</mi>
        <mi mathvariant="normal">=</mi>
        <mrow>
          <mi mathvariant="normal">−</mi>
          <mi>sin</mi>
        </mrow>
      </mrow>
      <mi>x</mi>
    </mrow>
    <annotation encoding="StarMath 5.0">(cos x)' = -sin x</annotation>
  </semantics>
</math>
</file>

<file path=Object 39/content.xml><?xml version="1.0" encoding="utf-8"?>
<math xmlns="http://www.w3.org/1998/Math/MathML">
  <semantics>
    <mrow>
      <mrow>
        <mrow>
          <msup>
            <mi>sin</mi>
            <mn>2</mn>
          </msup>
          <mo stretchy="false">α</mo>
        </mrow>
        <mo stretchy="false">+</mo>
        <mrow>
          <msup>
            <mi>cos</mi>
            <mn>2</mn>
          </msup>
          <mo stretchy="false">α</mo>
        </mrow>
      </mrow>
      <mi mathvariant="normal">=</mi>
      <mn>1</mn>
    </mrow>
    <annotation encoding="StarMath 5.0">{{sin^2} %alpha} + {{cos^2} %alpha} = 1</annotation>
  </semantics>
</math>
</file>

<file path=Object 4/content.xml><?xml version="1.0" encoding="utf-8"?>
<math xmlns="http://www.w3.org/1998/Math/MathML">
  <semantics>
    <mrow>
      <mrow>
        <msup>
          <mi>a</mi>
          <mi>b</mi>
        </msup>
        <mi mathvariant="normal">⋅</mi>
        <msup>
          <mi>a</mi>
          <mi>c</mi>
        </msup>
      </mrow>
      <mi mathvariant="normal">=</mi>
      <msup>
        <mi>a</mi>
        <mrow>
          <mi>b</mi>
          <mo stretchy="false">+</mo>
          <mi>c</mi>
        </mrow>
      </msup>
    </mrow>
    <annotation encoding="StarMath 5.0">a ^ b cdot a ^ c = a ^ {b + c}
 </annotation>
  </semantics>
</math>
</file>

<file path=Object 40/content.xml><?xml version="1.0" encoding="utf-8"?>
<math xmlns="http://www.w3.org/1998/Math/MathML">
  <semantics>
    <mrow>
      <mi>tan</mi>
      <mrow>
        <mo stretchy="false">α</mo>
        <mi mathvariant="normal">=</mi>
        <mfrac>
          <mrow>
            <mi>sin</mi>
            <mo stretchy="false">α</mo>
          </mrow>
          <mrow>
            <mi>cos</mi>
            <mo stretchy="false">α</mo>
          </mrow>
        </mfrac>
      </mrow>
    </mrow>
    <annotation encoding="StarMath 5.0">tan %alpha = {sin %alpha} over {cos %alpha}</annotation>
  </semantics>
</math>
</file>

<file path=Object 41/content.xml><?xml version="1.0" encoding="utf-8"?>
<math xmlns="http://www.w3.org/1998/Math/MathML">
  <semantics>
    <mrow>
      <mi>sin</mi>
      <mrow>
        <mrow>
          <mo stretchy="false">(</mo>
          <mrow>
            <mrow>
              <mo stretchy="false">α</mo>
              <mo stretchy="false">+</mo>
              <mn>2</mn>
            </mrow>
            <mo stretchy="false">π</mo>
          </mrow>
          <mo stretchy="false">)</mo>
        </mrow>
        <mi mathvariant="normal">=</mi>
        <mi>sin</mi>
      </mrow>
      <mo stretchy="false">α</mo>
      <mi>,</mi>
      <mi>cos</mi>
      <mrow>
        <mrow>
          <mo stretchy="false">(</mo>
          <mrow>
            <mrow>
              <mo stretchy="false">α</mo>
              <mo stretchy="false">+</mo>
              <mn>2</mn>
            </mrow>
            <mo stretchy="false">π</mo>
          </mrow>
          <mo stretchy="false">)</mo>
        </mrow>
        <mi mathvariant="normal">=</mi>
        <mi>cos</mi>
      </mrow>
      <mo stretchy="false">α</mo>
      <mi>,</mi>
      <mi>tan</mi>
      <mrow>
        <mrow>
          <mo stretchy="false">(</mo>
          <mrow>
            <mrow>
              <mo stretchy="false">α</mo>
              <mo stretchy="false">+</mo>
              <mn>1</mn>
            </mrow>
            <mo stretchy="false">π</mo>
          </mrow>
          <mo stretchy="false">)</mo>
        </mrow>
        <mi mathvariant="normal">=</mi>
        <mi>tan</mi>
      </mrow>
      <mo stretchy="false">α</mo>
    </mrow>
    <annotation encoding="StarMath 5.0">sin(%alpha + 2 %pi) = sin %alpha, cos(%alpha+2%pi) = cos %alpha, tan(%alpha + 1 %pi) = tan %alpha</annotation>
  </semantics>
</math>
</file>

<file path=Object 42/content.xml><?xml version="1.0" encoding="utf-8"?>
<math xmlns="http://www.w3.org/1998/Math/MathML">
  <semantics>
    <mrow>
      <mrow>
        <mfrac>
          <mi>a</mi>
          <mrow>
            <mi>sin</mi>
            <mo stretchy="false">α</mo>
          </mrow>
        </mfrac>
        <mi mathvariant="normal">=</mi>
        <mfrac>
          <mi>b</mi>
          <mrow>
            <mi>sin</mi>
            <mo stretchy="false">β</mo>
          </mrow>
        </mfrac>
      </mrow>
      <mi mathvariant="normal">=</mi>
      <mfrac>
        <mi>c</mi>
        <mrow>
          <mi>sin</mi>
          <mo stretchy="false">γ</mo>
        </mrow>
      </mfrac>
    </mrow>
    <annotation encoding="StarMath 5.0">a over {sin %alpha} = b over {sin %beta} = c over {sin %gamma}</annotation>
  </semantics>
</math>
</file>

<file path=Object 43/content.xml><?xml version="1.0" encoding="utf-8"?>
<math xmlns="http://www.w3.org/1998/Math/MathML">
  <semantics>
    <mrow>
      <mrow>
        <msup>
          <mi>a</mi>
          <mn>2</mn>
        </msup>
        <mi mathvariant="normal">=</mi>
        <mrow>
          <mrow>
            <msup>
              <mi>b</mi>
              <mn>2</mn>
            </msup>
            <mo stretchy="false">+</mo>
            <msup>
              <mi>c</mi>
              <mn>2</mn>
            </msup>
          </mrow>
          <mo stretchy="false">+</mo>
          <mrow>
            <mrow>
              <mrow>
                <mn>2</mn>
                <mi mathvariant="normal">⋅</mi>
                <mi>b</mi>
              </mrow>
              <mi mathvariant="normal">⋅</mi>
              <mi>c</mi>
            </mrow>
            <mi mathvariant="normal">⋅</mi>
            <mi>cos</mi>
          </mrow>
        </mrow>
      </mrow>
      <mo stretchy="false">α</mo>
      <mi>,</mi>
      <mrow>
        <msup>
          <mi>b</mi>
          <mn>2</mn>
        </msup>
        <mi mathvariant="normal">=</mi>
        <mn>...</mn>
      </mrow>
      <mi>,</mi>
      <mrow>
        <msup>
          <mi>c</mi>
          <mn>2</mn>
        </msup>
        <mi mathvariant="normal">=</mi>
        <mn>...</mn>
      </mrow>
    </mrow>
    <annotation encoding="StarMath 5.0">a^2=b^2 + c^2 + 2 cdot b cdot c cdot cos %alpha, b^2=..., c^2=...</annotation>
  </semantics>
</math>
</file>

<file path=Object 44/content.xml><?xml version="1.0" encoding="utf-8"?>
<math xmlns="http://www.w3.org/1998/Math/MathML">
  <semantics>
    <mrow>
      <mrow>
        <mi>A</mi>
        <mi mathvariant="normal">=</mi>
        <mrow>
          <mrow>
            <mrow>
              <mfrac>
                <mn>1</mn>
                <mn>2</mn>
              </mfrac>
              <mi mathvariant="normal">⋅</mi>
              <mi>a</mi>
            </mrow>
            <mi mathvariant="normal">⋅</mi>
            <mi>b</mi>
          </mrow>
          <mi mathvariant="normal">⋅</mi>
          <mi>sin</mi>
        </mrow>
      </mrow>
      <mo stretchy="false">γ</mo>
    </mrow>
    <annotation encoding="StarMath 5.0">A = {1 over 2} cdot a cdot b cdot sin %gamma</annotation>
  </semantics>
</math>
</file>

<file path=Object 48/content.xml><?xml version="1.0" encoding="utf-8"?>
<math xmlns="http://www.w3.org/1998/Math/MathML">
  <semantics>
    <mrow>
      <mrow>
        <mo stretchy="false">γ</mo>
        <mi mathvariant="normal">=</mi>
        <mn>90</mn>
      </mrow>
      <mi>°</mi>
    </mrow>
    <annotation encoding="StarMath 5.0">%gamma=90°</annotation>
  </semantics>
</math>
</file>

<file path=Object 5/content.xml><?xml version="1.0" encoding="utf-8"?>
<math xmlns="http://www.w3.org/1998/Math/MathML">
  <semantics>
    <mrow>
      <mfrac>
        <mn>1</mn>
        <msup>
          <mi>a</mi>
          <mi>b</mi>
        </msup>
      </mfrac>
      <mi mathvariant="normal">=</mi>
      <msup>
        <mi>a</mi>
        <mrow>
          <mi mathvariant="normal">−</mi>
          <mi>b</mi>
        </mrow>
      </msup>
    </mrow>
    <annotation encoding="StarMath 5.0">{1} over {a ^ b} = a ^ -b</annotation>
  </semantics>
</math>
</file>

<file path=Object 6/content.xml><?xml version="1.0" encoding="utf-8"?>
<math xmlns="http://www.w3.org/1998/Math/MathML">
  <semantics>
    <mrow>
      <mrow>
        <msup>
          <mi>a</mi>
          <mi>b</mi>
        </msup>
        <mi mathvariant="normal">÷</mi>
        <msup>
          <mi>a</mi>
          <mi>c</mi>
        </msup>
      </mrow>
      <mi mathvariant="normal">=</mi>
      <msup>
        <mi>a</mi>
        <mrow>
          <mi>b</mi>
          <mi mathvariant="normal">−</mi>
          <mi>c</mi>
        </mrow>
      </msup>
    </mrow>
    <annotation encoding="StarMath 5.0">{a ^ b} div {a ^ c} = a ^ {b - c}</annotation>
  </semantics>
</math>
</file>

<file path=Object 7/content.xml><?xml version="1.0" encoding="utf-8"?>
<math xmlns="http://www.w3.org/1998/Math/MathML">
  <semantics>
    <mrow>
      <msqrt>
        <mi>a</mi>
      </msqrt>
      <mi mathvariant="normal">=</mi>
      <msup>
        <mi>a</mi>
        <mfrac>
          <mn>1</mn>
          <mn>2</mn>
        </mfrac>
      </msup>
    </mrow>
    <annotation encoding="StarMath 5.0">sqrt {a} = a ^ {1 over 2}</annotation>
  </semantics>
</math>
</file>

<file path=Object 8/content.xml><?xml version="1.0" encoding="utf-8"?>
<math xmlns="http://www.w3.org/1998/Math/MathML">
  <semantics>
    <mrow>
      <mroot>
        <mi>a</mi>
        <mi>n</mi>
      </mroot>
      <mi mathvariant="normal">=</mi>
      <msup>
        <mi>a</mi>
        <mfrac>
          <mn>1</mn>
          <mi>n</mi>
        </mfrac>
      </msup>
    </mrow>
    <annotation encoding="StarMath 5.0">nroot{n}{a} = a ^ {1 over n}</annotation>
  </semantics>
</math>
</file>

<file path=Object 9/content.xml><?xml version="1.0" encoding="utf-8"?>
<math xmlns="http://www.w3.org/1998/Math/MathML">
  <semantics>
    <mrow>
      <msup>
        <mi>a</mi>
        <msup>
          <mi>b</mi>
          <mi>c</mi>
        </msup>
      </msup>
      <mi mathvariant="normal">=</mi>
      <msup>
        <mi>a</mi>
        <mrow>
          <mi>b</mi>
          <mi mathvariant="normal">⋅</mi>
          <mi>c</mi>
        </mrow>
      </msup>
    </mrow>
    <annotation encoding="StarMath 5.0">{a ^ {b ^ c}} = a ^ {b cdot c}</annotation>
  </semantics>
</math>
</file>